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2pt" style:font-size-asian="12pt" style:font-size-complex="12pt"/>
    </style:style>
    <style:style style:name="P2" style:family="paragraph" style:parent-style-name="Standard">
      <style:paragraph-properties fo:text-align="justify" style:justify-single-word="false"/>
      <style:text-properties style:font-name="Arial1" fo:font-size="12pt" officeooo:paragraph-rsid="000f6ca2" style:font-size-asian="12pt" style:font-size-complex="12pt"/>
    </style:style>
    <style:style style:name="P3" style:family="paragraph" style:parent-style-name="Standard">
      <style:paragraph-properties fo:text-align="justify" style:justify-single-word="false"/>
      <style:text-properties style:font-name="Arial1" fo:font-size="12pt" fo:font-weight="normal" style:font-size-asian="12pt" style:font-weight-asian="normal" style:font-name-complex="Arial" style:font-size-complex="12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1" fo:font-size="12pt" style:font-size-asian="12pt" style:font-size-complex="12pt"/>
    </style:style>
    <style:style style:name="P5" style:family="paragraph" style:parent-style-name="Standard">
      <style:paragraph-properties fo:margin-left="0cm" fo:margin-right="0cm" fo:text-align="justify" style:justify-single-word="false" fo:text-indent="0cm" style:auto-text-indent="false"/>
      <style:text-properties style:font-name="Arial1" fo:font-size="12pt" officeooo:paragraph-rsid="000f6ca2" style:font-size-asian="12pt" style:font-size-complex="12pt"/>
    </style:style>
    <style:style style:name="P6" style:family="paragraph" style:parent-style-name="Standard" style:list-style-name="L1">
      <style:paragraph-properties fo:margin-left="0cm" fo:margin-right="0cm" fo:text-align="justify" style:justify-single-word="false" fo:text-indent="0cm" style:auto-text-indent="false"/>
      <style:text-properties style:font-name="Arial1" fo:font-size="12pt"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Arial1" fo:font-size="12pt" officeooo:rsid="000f6ca2" officeooo:paragraph-rsid="000f6ca2" style:font-size-asian="12pt" style:font-size-complex="12pt"/>
    </style:style>
    <style:style style:name="P8" style:family="paragraph" style:parent-style-name="Standard">
      <style:paragraph-properties fo:margin-left="0cm" fo:margin-right="0cm" fo:text-align="justify" style:justify-single-word="false" fo:text-indent="0cm" style:auto-text-indent="false"/>
      <style:text-properties style:font-name="Arial1" fo:font-size="12pt" fo:font-weight="normal" style:font-size-asian="12pt" style:font-weight-asian="normal" style:font-name-complex="Arial" style:font-size-complex="12pt"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font-name="Arial1" fo:font-size="12pt" style:font-size-asian="12pt" style:font-size-complex="12pt"/>
    </style:style>
    <style:style style:name="P10" style:family="paragraph" style:parent-style-name="Standard">
      <style:paragraph-properties fo:margin-left="1.251cm" fo:margin-right="0cm" fo:text-align="justify" style:justify-single-word="false" fo:text-indent="0cm" style:auto-text-indent="false"/>
      <style:text-properties style:font-name="Arial1" fo:font-size="12pt" officeooo:paragraph-rsid="000f6ca2" style:font-size-asian="12pt" style:font-size-complex="12pt"/>
    </style:style>
    <style:style style:name="T1" style:family="text">
      <style:text-properties officeooo:rsid="000f6ca2"/>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LETÍN TRIGGERS 201<text:span text:style-name="T1">6</text:span></text:p>
      <text:p text:style-name="P1"/>
      <text:p text:style-name="P2">1. Haz un trigger que solo permita a los vendedores tener comisiones.</text:p>
      <text:p text:style-name="P2"/>
      <text:p text:style-name="P2">2. Registrar todas las operaciones sobre la tabla EMP de SCOTT en una tabla llamada AUDIT_EMP donde se guarde usuario, fecha y tipo de operación.</text:p>
      <text:p text:style-name="P2"><text:line-break/>3. Haz un trigger que controle si los sueldos están en los siguientes rangos:</text:p>
      <text:p text:style-name="P1"/>
      <text:p text:style-name="P10">CLERK: 800 – 1100</text:p>
      <text:p text:style-name="P10">ANALYST: 1200 – 1600</text:p>
      <text:p text:style-name="P10">MANAGER:1800 – 2000</text:p>
      <text:p text:style-name="P9"/>
      <text:p text:style-name="P5">Si un empleado tiene otros a su cargo <text:span text:style-name="T1">o su oficio no es uno de los anteriores, </text:span>no se aplican los límites.</text:p>
      <text:p text:style-name="P5"/>
      <text:p text:style-name="P5">4. Haz un trigger que impida al usuario MANOLO que cambie el sueldo de los empleados que trabajan en DALLAS.</text:p>
      <text:p text:style-name="P5"/>
      <text:p text:style-name="P4">5. Haz un trigger que le suba un 10% el sueldo a los empleados <text:span text:style-name="T1">cuando </text:span>cambia la localidad donde trabajan.</text:p>
      <text:p text:style-name="P4"/>
      <text:list xml:id="list5708491085646157911" text:style-name="L1">
        <text:list-header>
          <text:p text:style-name="P6">6. Haz un trigger que impida que un departamento se quede sin empleados.</text:p>
        </text:list-header>
      </text:list>
      <text:p text:style-name="P4"/>
      <text:p text:style-name="P3">7. Diseña un trigger que impida la introducción de registros en la tabla Alumnos si contienen algún carácter numérico o algún carácter de puntuación en el campo Apenom.</text:p>
      <text:p text:style-name="P3"/>
      <text:p text:style-name="P3">8. Diseña los módulos necesarios para que un mismo alumno no pueda tener notas de asignaturas de cursos distintos. Es decir, el alumno o es de primero o es de segundo. Si ya tiene notas de uno de los dos cursos, no puede tener notas del otro.</text:p>
      <text:p text:style-name="P3"/>
      <text:p text:style-name="P3">Si has creado la columna Curso en la tabla Alumnos debes eliminarla. No está permitido su uso para resolver este problema.</text:p>
      <text:p text:style-name="P3"/>
      <text:p text:style-name="P8">Debe funcionar sin dar problema de tablas mutantes en consultas de datos anexados y en consultas de modificación que afecten a múltiples registros.</text:p>
      <text:p text:style-name="P4"/>
      <text:p text:style-name="P7">9. Diseña un trigger que cada vez que se produzca un cambio en la tabla notas, actualice una columna llamada nota media en la tabla alumnos pero solo en las filas de dicha tabla en las que la actualización sea necesa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meta:initial-creator>
    <meta:creation-date>2015-04-15T09:35:22</meta:creation-date>
    <dc:date>2016-04-18T14:34:05.068378557</dc:date>
    <dc:creator>usuario </dc:creator>
    <meta:editing-duration>PT11M26S</meta:editing-duration>
    <meta:editing-cycles>3</meta:editing-cycles>
    <meta:generator>LibreOffice/4.3.3.2$Linux_X86_64 LibreOffice_project/430m0$Build-2</meta:generator>
    <meta:document-statistic meta:table-count="0" meta:image-count="0" meta:object-count="0" meta:page-count="1" meta:paragraph-count="16" meta:word-count="297" meta:character-count="1658" meta:non-whitespace-character-count="1373"/>
  </office:meta>
</office:document-meta>
</file>